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3.228cm"/>
        </style:tab-stops>
      </style:paragraph-properties>
      <style:text-properties fo:font-size="18pt" style:font-size-asian="18pt" style:font-size-complex="18pt"/>
    </style:style>
    <style:style style:name="P2" style:family="paragraph" style:parent-style-name="Standard">
      <style:paragraph-properties>
        <style:tab-stops>
          <style:tab-stop style:position="3.228cm"/>
        </style:tab-stops>
      </style:paragraph-properties>
      <style:text-properties fo:font-size="18pt" style:font-size-asian="18pt" style:font-size-complex="18pt"/>
    </style:style>
    <style:style style:name="T1" style:family="text">
      <style:text-properties fo:color="#000000" style:font-name="Segoe UI" fo:font-size="11pt" fo:font-weight="normal" style:font-name-asian="Segoe UI" style:font-size-asian="11pt" style:font-weight-asian="normal" style:font-name-complex="Segoe UI" style:font-size-complex="11pt" style:font-weight-complex="normal"/>
    </style:style>
    <style:style style:name="T2" style:family="text">
      <style:text-properties fo:color="#000000" style:font-name="Segoe UI" fo:font-size="11pt" fo:font-style="normal" fo:font-weight="normal" style:font-name-asian="Segoe UI" style:font-size-asian="11pt" style:font-style-asian="normal" style:font-weight-asian="normal" style:font-name-complex="Segoe UI" style:font-size-complex="11pt" style:font-style-complex="normal" style:font-weight-complex="normal"/>
    </style:style>
    <style:style style:name="T3" style:family="text">
      <style:text-properties fo:color="#000000" style:font-name="Segoe UI" fo:font-size="16pt" fo:font-weight="normal" style:font-name-asian="Segoe UI" style:font-size-asian="16pt" style:font-weight-asian="normal" style:font-name-complex="Segoe UI" style:font-size-complex="16pt" style:font-weight-complex="normal"/>
    </style:style>
    <style:style style:name="T4" style:family="text">
      <style:text-properties fo:color="#000000" style:font-name="Segoe UI" fo:font-size="16pt" fo:font-style="italic" fo:font-weight="normal" style:font-name-asian="Segoe UI" style:font-size-asian="16pt" style:font-style-asian="italic" style:font-weight-asian="normal" style:font-name-complex="Segoe UI" style:font-size-complex="16pt" style:font-style-complex="italic" style:font-weight-complex="normal"/>
    </style:style>
    <style:style style:name="T5" style:family="text">
      <style:text-properties fo:color="#000000" style:font-name="Segoe UI" fo:font-size="16pt" fo:font-style="normal" fo:font-weight="normal" style:font-name-asian="Segoe UI" style:font-size-asian="16pt" style:font-style-asian="normal" style:font-weight-asian="normal" style:font-name-complex="Segoe UI" style:font-size-complex="16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 Tribulation rapture?</text:p>
      <text:p text:style-name="P1"/>
      <text:p text:style-name="P1">18 mins into Servus video on the rapture. </text:p>
      <text:p text:style-name="P1"/>
      <text:p text:style-name="P1">A coming or the coming...</text:p>
      <text:p text:style-name="P1"/>
      <text:p text:style-name="P1">When you pick up a systematic theology book before you pick up this book(Bible) then you have a problem.(17:18)</text:p>
      <text:p text:style-name="P1"/>
      <text:p text:style-name="P1">Col 3:4</text:p>
      <text:p text:style-name="P1"><text:span text:style-name="T1">4 </text:span><text:span text:style-name="T3"><text:s/>When Christ, </text:span><text:span text:style-name="T4">who is</text:span><text:span text:style-name="T5"> our life, shall appear, then shall ye also appear with him in glory.</text:span></text:p>
      <text:p text:style-name="P1"><text:span text:style-name="T5"/></text:p>
      <text:p text:style-name="P1"><text:span text:style-name="T5">He 9:28</text:span></text:p>
      <text:p text:style-name="P1"><text:span text:style-name="T2">28 </text:span><text:span text:style-name="T5"><text:s/>So Christ was once offered to bear the sins of many; and unto them that look for him shall he appear the second time without sin unto salvation.</text:span></text:p>
      <text:p text:style-name="P1"><text:span text:style-name="T5"/></text:p>
      <text:p text:style-name="P1"><text:span text:style-name="T5">1 Tim 6:14</text:span></text:p>
      <text:p text:style-name="P1"><text:span text:style-name="T5"/></text:p>
      <text:p text:style-name="P1"><text:span text:style-name="T2">14 </text:span><text:span text:style-name="T5"><text:s/>That thou keep </text:span><text:span text:style-name="T4">this</text:span><text:span text:style-name="T5"> commandment without spot, unrebukeable, until the appearing of our Lord Jesus Christ:</text:span></text:p>
      <text:p text:style-name="P1"><text:span text:style-name="T5"/></text:p>
      <text:p text:style-name="P1"><text:span text:style-name="T5">2 tim 4:1</text:span></text:p>
      <text:p text:style-name="P1"><text:span text:style-name="T5"/></text:p>
      <text:p text:style-name="P1"><text:span text:style-name="T2">1 ¶ </text:span><text:span text:style-name="T5"><text:s/>I charge </text:span><text:span text:style-name="T4">thee</text:span><text:span text:style-name="T5"> therefore before God, and the Lord Jesus Christ, who shall judge the quick and the dead at his appearing and his kingdom;</text:span></text:p>
      <text:p text:style-name="P1"><text:span text:style-name="T5"/></text:p>
      <text:p text:style-name="P1"><text:span text:style-name="T5">1 peter 5:4</text:span></text:p>
      <text:p text:style-name="P1"><text:span text:style-name="T5"/></text:p>
      <text:p text:style-name="P1"><text:span text:style-name="T2">4 </text:span><text:span text:style-name="T5"><text:s/>And when the chief Shepherd shall appear, ye shall receive a crown of glory that fadeth not away.</text:span></text:p>
      <text:p text:style-name="P1"><text:span text:style-name="T5"/></text:p>
      <text:p text:style-name="P1"><text:soft-page-break/><text:span text:style-name="T5">Titus 2:13</text:span></text:p>
      <text:p text:style-name="P1"><text:span text:style-name="T5"/></text:p>
      <text:p text:style-name="P1"><text:span text:style-name="T2">13 </text:span><text:span text:style-name="T5"><text:s/>Looking for that blessed hope, and the glorious appearing of the great God and our Saviour Jesus Christ;</text:span></text:p>
      <text:p text:style-name="P1"><text:span text:style-name="T5"/></text:p>
      <text:p text:style-name="P1"><text:span text:style-name="T5">acts 1:11</text:span></text:p>
      <text:p text:style-name="P1"><text:span text:style-name="T5"/></text:p>
      <text:p text:style-name="P1"><text:span text:style-name="T2">11 </text:span><text:span text:style-name="T5"><text:s/>Which also said, Ye men of Galilee, why stand ye gazing up into heaven? this same Jesus, which is taken up from you into heaven, shall so come in like manner as ye have seen him go into heaven.</text:span></text:p>
      <text:p text:style-name="P1"><text:span text:style-name="T5"/></text:p>
      <text:p text:style-name="P1"><text:span text:style-name="T5">James 5:7</text:span></text:p>
      <text:p text:style-name="P1"><text:span text:style-name="T5"/></text:p>
      <text:p text:style-name="P1"><text:span text:style-name="T2">7 </text:span><text:span text:style-name="T5"><text:s/>Be patient therefore, brethren, unto the coming of the Lord. Behold, the husbandman waiteth for the precious fruit of the earth, and hath long patience for it, until he receive the early and latter rain.</text:span></text:p>
      <text:p text:style-name="P1"><text:span text:style-name="T5"/></text:p>
      <text:p text:style-name="P1"><text:span text:style-name="T5">2 thess 2:1</text:span></text:p>
      <text:p text:style-name="P1"><text:span text:style-name="T5"/></text:p>
      <text:p text:style-name="P1"><text:span text:style-name="T2">1 ¶ </text:span><text:span text:style-name="T5"><text:s/>Now we beseech you, brethren, by the coming of our Lord Jesus Christ, and </text:span><text:span text:style-name="T4">by</text:span><text:span text:style-name="T5"> our gathering together unto him,</text:span></text:p>
      <text:p text:style-name="P1"><text:span text:style-name="T5"/></text:p>
      <text:p text:style-name="P1"><text:span text:style-name="T5">1 thess 4:15</text:span></text:p>
      <text:p text:style-name="P1"><text:span text:style-name="T5"/></text:p>
      <text:p text:style-name="P1"><text:span text:style-name="T2">15 </text:span><text:span text:style-name="T5"><text:s/>For this we say unto you by the word of the Lord, that we which are alive </text:span><text:span text:style-name="T4">and</text:span><text:span text:style-name="T5"> remain unto the coming of the Lord shall not prevent them which are asleep.</text:span></text:p>
      <text:p text:style-name="P1"><text:span text:style-name="T5"/></text:p>
      <text:p text:style-name="P1"><text:span text:style-name="T5">1 john 2:28</text:span></text:p>
      <text:p text:style-name="P1"><text:span text:style-name="T5"/></text:p>
      <text:p text:style-name="P1"><text:span text:style-name="T2">28 ¶ </text:span><text:span text:style-name="T5"><text:s/>And now, little children, abide in him; that, when he shall appear, we may have confidence, and not be ashamed before him at his coming.</text:span></text:p>
      <text:p text:style-name="P1"><text:soft-page-break/><text:span text:style-name="T5">Ok he now asks the question,how do we differentiate between the rapture and the final coming of Christ? Good question. </text:span></text:p>
      <text:p text:style-name="P1"><text:span text:style-name="T5">He claims that the choice in the pre trib camp is motivated by CONFIRMATION BIAS(!!!)</text:span></text:p>
      <text:p text:style-name="P1"><text:span text:style-name="T5"/></text:p>
      <text:p text:style-name="P1"><text:span text:style-name="T5">up to 27:19 in the vid. Now into the key rapture verses. </text:span></text:p>
      <text:p text:style-name="P1"><text:span text:style-name="T5"/></text:p>
      <text:p text:style-name="P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9T16:07:28.24</meta:creation-date>
    <dc:date>2022-11-19T16:38:25.81</dc:date>
    <meta:editing-duration>PT30M57S</meta:editing-duration>
    <meta:editing-cycles>2</meta:editing-cycles>
    <meta:generator>OpenOffice/4.1.13$Win32 OpenOffice.org_project/4113m1$Build-9810</meta:generator>
    <meta:document-statistic meta:table-count="0" meta:image-count="0" meta:object-count="0" meta:page-count="3" meta:paragraph-count="29" meta:word-count="397" meta:character-count="2081"/>
  </office:meta>
</office:document-meta>
</file>